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c44da" officeooo:paragraph-rsid="001c44da" style:font-size-asian="12pt" style:font-style-asian="normal" style:font-weight-asian="normal" style:font-size-complex="12pt" style:text-emphasize="none"/>
    </style:style>
    <style:style style:name="P2" style:family="paragraph" style:parent-style-name="Standard">
      <style:paragraph-properties fo:text-align="start" style:justify-single-word="false"/>
      <style:text-properties style:text-outline="false" style:text-line-through-style="none" style:text-line-through-type="none" style:font-name="Liberation Serif" fo:font-size="12pt" fo:font-style="normal" fo:text-shadow="none" style:text-underline-style="none" fo:font-weight="normal" officeooo:rsid="001dacc1" officeooo:paragraph-rsid="001dacc1" style:font-size-asian="12pt" style:font-style-asian="normal" style:font-weight-asian="normal" style:font-size-complex="12pt" style:text-emphasize="none"/>
    </style:style>
    <style:style style:name="P3" style:family="paragraph" style:parent-style-name="Standard">
      <style:paragraph-properties fo:text-align="start" style:justify-single-word="false"/>
      <style:text-properties style:font-name="Liberation Serif" fo:font-size="12pt" officeooo:rsid="001dacc1" officeooo:paragraph-rsid="001dacc1"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1c44da" officeooo:paragraph-rsid="001c44da"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1f9851" officeooo:paragraph-rsid="001f9851"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1dacc1" style:font-style-asian="normal" style:font-weight-asian="normal" style:text-emphasize="none"/>
    </style:style>
    <style:style style:name="T5" style:family="text">
      <style:text-properties officeooo:rsid="00209a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ègles objets</text:p>
      <text:p text:style-name="P4"/>
      <text:p text:style-name="P4"><text:span text:style-name="T1">Case supplémentaire:</text:span> Vous permet de poser une autre case non-confirmée durant le même tours</text:p>
      <text:p text:style-name="P4"/>
      <text:p text:style-name="P4"><text:span text:style-name="T1">Bombes:</text:span> Détruit les cases de l'adversaire (confirmées incluses), plus la distance que la bombes doit parcourir est grande plus sa puissance est réduite. La puissance de la bombe dépend de sa rareté</text:p>
      <text:p text:style-name="P4"/>
      <text:p text:style-name="P4"><text:span text:style-name="T1">Régénérateur d'énergie:</text:span> Régénère totalement votre jauge d'énergie (capacité à utiliser des objets)</text:p>
      <text:p text:style-name="P4"/>
      <text:p text:style-name="P4"><text:span text:style-name="T2">Accélérateur de case:</text:span><text:span text:style-name="T3"> Vos cases non-confirmées vont s'étendre une fois de plus dans le même tour</text:span></text:p>
      <text:p text:style-name="P4"/>
      <text:p text:style-name="P4"><text:span text:style-name="T2">Accélérateur de case confirmées:</text:span><text:span text:style-name="T3"> Vos cases confirmées vont s'étendre une fois de plus dans le même tour</text:span></text:p>
      <text:p text:style-name="P1"/>
      <text:p text:style-name="P3"><text:span text:style-name="T2">Leurres explosifs:</text:span><text:span text:style-name="T3"> <text:tab/>Épiques: Détruit le drop adverse</text:span></text:p>
      <text:p text:style-name="P2"><text:tab/><text:tab/><text:tab/><text:tab/><text:tab/>Légendaire: Détruit le drop adverse et le terrain autour de l'explosion (5 cases <text:s text:c="6"/><text:tab/><text:tab/><text:tab/><text:tab/><text:tab/>en croix)</text:p>
      <text:p text:style-name="P2"/>
      <text:p text:style-name="P3"><text:span text:style-name="T2">Leurres drop:</text:span><text:span text:style-name="T3"> <text:tab/>Spécial: Drop vide à envoyer</text:span></text:p>
      <text:p text:style-name="P2"><text:tab/><text:tab/><text:tab/><text:tab/>Épique: Drop vide à envoyer et dévoile le terrain autour dés que le joueur adverse l<text:tab/><text:tab/><text:tab/><text:tab/><text:span text:style-name="T5">l</text:span>'a <text:span text:style-name="T5">o</text:span>uvert</text:p>
      <text:p text:style-name="P2"/>
      <text:p text:style-name="P3"><text:span text:style-name="T2">Traceur:</text:span><text:span text:style-name="T3"> Vous suivez les 5 prochains tours de l'adverse en voyant les 8 cases autour de lui</text:span></text:p>
      <text:p text:style-name="P2"><text:tab/></text:p>
      <text:p text:style-name="P3"><text:span text:style-name="T2">Ragnarök:</text:span><text:span text:style-name="T3"> <text:tab/>Tue le joueur adverse si il a moins de 30 cases, sinon détruit la moitié de ses cases, régénère votre jauge d'énergie au maximum</text:span></text:p>
      <text:p text:style-name="P2"/>
      <text:p text:style-name="P5"><text:span text:style-name="T2">Aegis:</text:span><text:span text:style-name="T3"> Rend vos cases indestructibles pour 5 tours et </text:span><text:span text:style-name="T4">régénère votre jauge d'énergie au maxim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1:26:32.177000000</meta:creation-date>
    <dc:date>2018-03-11T19:34:00.946000000</dc:date>
    <meta:editing-duration>PT22M23S</meta:editing-duration>
    <meta:editing-cycles>4</meta:editing-cycles>
    <meta:generator>LibreOffice/5.3.5.2$Windows_x86 LibreOffice_project/50d9bf2b0a79cdb85a3814b592608037a682059d</meta:generator>
    <meta:document-statistic meta:table-count="0" meta:image-count="0" meta:object-count="0" meta:page-count="1" meta:paragraph-count="14" meta:word-count="197" meta:character-count="1227" meta:non-whitespace-character-count="1016"/>
  </office:meta>
</office:document-meta>
</file>